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color="#222222"/>
    </style:style>
    <style:style style:name="P3" style:family="paragraph" style:parent-style-name="Standard">
      <style:text-properties fo:color="#222222" fo:font-weight="bold" style:font-weight-asian="bold"/>
    </style:style>
    <style:style style:name="P4" style:family="paragraph" style:parent-style-name="Standard">
      <style:text-properties fo:font-weight="bold" style:font-weight-asian="bold"/>
    </style:style>
    <style:style style:name="P5" style:family="paragraph" style:parent-style-name="Standard">
      <loext:graphic-properties draw:fill="solid" draw:fill-color="#ffffff"/>
      <style:paragraph-properties fo:background-color="#ffffff"/>
    </style:style>
    <style:style style:name="P6" style:family="paragraph" style:parent-style-name="Standard">
      <loext:graphic-properties draw:fill="solid" draw:fill-color="#ffffff"/>
      <style:paragraph-properties fo:background-color="#ffffff"/>
      <style:text-properties fo:font-size="11.5pt" style:font-size-asian="11.5pt" style:font-size-complex="11.5pt"/>
    </style:style>
    <style:style style:name="P7"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P8"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text-properties fo:font-size="11.5pt" style:font-size-asian="11.5pt" style:font-size-complex="11.5pt"/>
    </style:style>
    <style:style style:name="P9"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text-properties fo:font-size="11.5pt" fo:font-weight="bold" style:font-size-asian="11.5pt" style:font-weight-asian="bold" style:font-size-complex="11.5pt"/>
    </style:style>
    <style:style style:name="P10" style:family="paragraph" style:parent-style-name="Standard">
      <style:paragraph-properties fo:margin-left="0cm" fo:margin-right="0cm" fo:text-indent="0cm" style:auto-text-indent="false"/>
    </style:style>
    <style:style style:name="P11" style:family="paragraph" style:parent-style-name="Standard" style:master-page-name="Standard">
      <style:paragraph-properties style:page-number="1"/>
      <style:text-properties fo:font-size="12pt" fo:font-weight="bold" style:font-size-asian="12pt" style:font-weight-asian="bold" style:font-size-complex="12pt"/>
    </style:style>
    <style:style style:name="P12" style:family="paragraph" style:parent-style-name="Standard">
      <style:text-properties fo:font-weight="bold" style:font-weight-asian="bold"/>
    </style:style>
    <style:style style:name="P13" style:family="paragraph" style:parent-style-name="Standard">
      <style:text-properties fo:font-weight="bold" officeooo:rsid="001b33d3" officeooo:paragraph-rsid="001b33d3" style:font-weight-asian="bold" style:font-weight-complex="bold"/>
    </style:style>
    <style:style style:name="P14" style:family="paragraph" style:parent-style-name="Standard">
      <style:text-properties fo:color="#222222" fo:font-weight="bold" style:font-weight-asian="bold"/>
    </style:style>
    <style:style style:name="P15" style:family="paragraph" style:parent-style-name="Standard">
      <loext:graphic-properties draw:fill="solid" draw:fill-color="#ffffff"/>
      <style:paragraph-properties fo:background-color="#ffffff"/>
      <style:text-properties fo:font-size="11.5pt" style:font-size-asian="11.5pt" style:font-size-complex="11.5pt"/>
    </style:style>
    <style:style style:name="P16" style:family="paragraph" style:parent-style-name="Standard">
      <style:text-properties fo:font-size="11.5pt" fo:font-weight="bold" style:font-size-asian="11.5pt" style:font-weight-asian="bold" style:font-size-complex="11.5pt"/>
    </style:style>
    <style:style style:name="P17" style:family="paragraph" style:parent-style-name="Standard">
      <style:text-properties fo:font-weight="normal" officeooo:rsid="001d320e" officeooo:paragraph-rsid="001d320e" style:font-weight-asian="normal" style:font-weight-complex="normal"/>
    </style:style>
    <style:style style:name="P18" style:family="paragraph" style:parent-style-name="Standard">
      <style:text-properties officeooo:paragraph-rsid="001d6afa"/>
    </style:style>
    <style:style style:name="P19" style:family="paragraph" style:parent-style-name="Standard" style:list-style-name="WWNum1">
      <style:paragraph-properties fo:margin-left="1.27cm" fo:margin-right="0cm" fo:text-indent="-0.635cm" style:auto-text-indent="false"/>
    </style:style>
    <style:style style:name="P20"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text-properties fo:font-size="11.5pt" fo:font-weight="bold" style:font-size-asian="11.5pt" style:font-weight-asian="bold" style:font-size-complex="11.5pt"/>
    </style:style>
    <style:style style:name="P21"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text-properties fo:font-size="11.5pt" fo:font-weight="bold" officeooo:rsid="000a621c" officeooo:paragraph-rsid="000bcac3" style:font-size-asian="11.5pt" style:font-weight-asian="bold" style:font-size-complex="11.5pt" style:font-weight-complex="bold"/>
    </style:style>
    <style:style style:name="P2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text-properties fo:font-size="11.5pt" style:font-size-asian="11.5pt" style:font-size-complex="11.5pt"/>
    </style:style>
    <style:style style:name="P23"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text-properties fo:font-size="11.5pt" officeooo:paragraph-rsid="000a621c" style:font-size-asian="11.5pt" style:font-size-complex="11.5pt"/>
    </style:style>
    <style:style style:name="P24"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text-properties fo:font-size="11.5pt" officeooo:paragraph-rsid="001d6afa" style:font-size-asian="11.5pt" style:font-size-complex="11.5pt"/>
    </style:style>
    <style:style style:name="P25"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text-properties fo:color="#000000" fo:font-size="11.5pt" style:font-size-asian="11.5pt" style:font-size-complex="11.5pt"/>
    </style:style>
    <style:style style:name="P26"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text-properties fo:color="#000000" fo:font-size="11.5pt" fo:font-weight="bold" officeooo:rsid="00118cb7" officeooo:paragraph-rsid="00118cb7" style:font-size-asian="11.5pt" style:font-weight-asian="bold" style:font-size-complex="11.5pt" style:font-weight-complex="bold"/>
    </style:style>
    <style:style style:name="P27"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text-properties fo:color="#000000" fo:font-size="11.5pt" fo:font-weight="normal" officeooo:rsid="00118cb7" officeooo:paragraph-rsid="00148420" style:font-size-asian="11.5pt" style:font-weight-asian="normal" style:font-size-complex="11.5pt" style:font-weight-complex="normal"/>
    </style:style>
    <style:style style:name="P28"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text-properties officeooo:paragraph-rsid="000a621c"/>
    </style:style>
    <style:style style:name="P29"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size="11.5pt" style:font-size-asian="11.5pt" style:font-size-complex="11.5pt"/>
    </style:style>
    <style:style style:name="P30"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size="11.5pt" officeooo:paragraph-rsid="000a621c" style:font-size-asian="11.5pt" style:font-size-complex="11.5pt"/>
    </style:style>
    <style:style style:name="P31"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font-size="11.5pt" fo:font-weight="bold" officeooo:rsid="000a621c" officeooo:paragraph-rsid="000a621c" style:font-size-asian="11.5pt" style:font-weight-asian="bold" style:font-size-complex="11.5pt" style:font-weight-complex="bold"/>
    </style:style>
    <style:style style:name="P3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fo:color="#000000" fo:font-size="11.5pt" officeooo:paragraph-rsid="001657ab" style:font-size-asian="11.5pt" style:font-size-complex="11.5pt"/>
    </style:style>
    <style:style style:name="P33"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orphans="2" fo:widows="2" fo:text-indent="0cm" style:auto-text-indent="false" fo:background-color="#ffffff" fo:padding="0cm" fo:border="none"/>
      <style:text-properties officeooo:paragraph-rsid="00118cb7"/>
    </style:style>
    <style:style style:name="P34" style:family="paragraph" style:parent-style-name="Standard">
      <style:paragraph-properties fo:margin-left="0cm" fo:margin-right="0cm" fo:text-indent="0cm" style:auto-text-indent="false"/>
    </style:style>
    <style:style style:name="P35" style:family="paragraph" style:parent-style-name="Heading_20_1">
      <loext:graphic-properties draw:fill="solid" draw:fill-color="#ffffff"/>
      <style:paragraph-properties fo:margin-top="0.282cm" fo:margin-bottom="0.282cm" loext:contextual-spacing="false" fo:line-height="100%" fo:keep-together="auto" fo:background-color="#ffffff" fo:keep-with-next="auto"/>
      <style:text-properties fo:font-size="11pt" fo:font-weight="bold" style:font-size-asian="11pt" style:font-weight-asian="bold" style:font-size-complex="11pt"/>
    </style:style>
    <style:style style:name="P36" style:family="paragraph" style:parent-style-name="Heading_20_2">
      <loext:graphic-properties draw:fill="solid" draw:fill-color="#ffffff"/>
      <style:paragraph-properties fo:margin-top="0.282cm" fo:margin-bottom="0.282cm" loext:contextual-spacing="false" fo:line-height="100%" fo:keep-together="auto" fo:background-color="#ffffff" fo:keep-with-next="auto"/>
      <style:text-properties fo:font-size="12pt" fo:font-weight="bold" style:font-size-asian="12pt" style:font-weight-asian="bold"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a621c" style:font-weight-asian="bold" style:font-weight-complex="bold"/>
    </style:style>
    <style:style style:name="T4" style:family="text">
      <style:text-properties fo:font-weight="bold" officeooo:rsid="00284cfe" style:font-weight-asian="bold"/>
    </style:style>
    <style:style style:name="T5" style:family="text">
      <style:text-properties fo:color="#222222"/>
    </style:style>
    <style:style style:name="T6" style:family="text">
      <style:text-properties fo:color="#1155cc" style:text-underline-style="solid" style:text-underline-width="auto" style:text-underline-color="font-color"/>
    </style:style>
    <style:style style:name="T7" style:family="text">
      <style:text-properties fo:font-size="11.5pt" style:font-size-asian="11.5pt" style:font-size-complex="11.5pt"/>
    </style:style>
    <style:style style:name="T8" style:family="text">
      <style:text-properties fo:font-size="11.5pt" fo:font-weight="bold" style:font-size-asian="11.5pt" style:font-weight-asian="bold" style:font-size-complex="11.5pt"/>
    </style:style>
    <style:style style:name="T9" style:family="text">
      <style:text-properties fo:color="#000000"/>
    </style:style>
    <style:style style:name="T10" style:family="text">
      <style:text-properties fo:color="#000000" fo:font-size="11.5pt" style:font-size-asian="11.5pt" style:font-size-complex="11.5pt"/>
    </style:style>
    <style:style style:name="T11" style:family="text">
      <style:text-properties fo:font-weight="normal" style:font-weight-asian="normal" style:font-weight-complex="normal"/>
    </style:style>
    <style:style style:name="T12" style:family="text">
      <style:text-properties fo:font-weight="normal" officeooo:rsid="001d320e" style:font-weight-asian="normal" style:font-weight-complex="normal"/>
    </style:style>
    <style:style style:name="T13" style:family="text">
      <style:text-properties fo:font-weight="normal" officeooo:rsid="002064e0" style:font-weight-asian="normal" style:font-weight-complex="normal"/>
    </style:style>
    <style:style style:name="T14" style:family="text">
      <style:text-properties style:font-weight-complex="normal"/>
    </style:style>
    <style:style style:name="T15" style:family="text">
      <style:text-properties officeooo:rsid="001a327e"/>
    </style:style>
    <style:style style:name="T16" style:family="text">
      <style:text-properties officeooo:rsid="001f0b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tion</text:p>
      <text:p text:style-name="P1"/>
      <text:p text:style-name="Standard">Python is an interpreted, object-oriented, high-level programming language. Python's simple, easy to learn syntax emphasizes readability and therefore reduces the cost of program maintenance. Python supports modules and packages, which encourages program modularity and code reuse. </text:p>
      <text:p text:style-name="Standard">Often, programmers fall in love with Python because of the increased productivity it provides. Debugging Python programs is easy: a bug or bad input will never cause a segmentation fault. Instead, when the interpreter discovers an error, it raises an exception. When the program doesn't catch the exception, the interpreter prints a stack trace. The debugger is written in Python itself, testifying to Python's introspective power. On the other hand, often the quickest way to debug a program is to add a few print statements to the source: the fast edit-test-debug cycle makes this simple approach very effective.</text:p>
      <text:p text:style-name="Standard"/>
      <text:p text:style-name="Standard"/>
      <text:p text:style-name="Standard"/>
      <text:p text:style-name="P4">Applications developed using Python</text:p>
      <text:p text:style-name="Standard">YouTube. </text:p>
      <text:p text:style-name="Standard">DropBox. </text:p>
      <text:p text:style-name="Standard">Google.</text:p>
      <text:p text:style-name="Standard">Quora.</text:p>
      <text:p text:style-name="Standard">Instagram.</text:p>
      <text:p text:style-name="Standard"/>
      <text:p text:style-name="P3"/>
      <text:p text:style-name="P3">Install python on windows system</text:p>
      <text:p text:style-name="Standard"><text:a xlink:type="simple" xlink:href="https://www.howtogeek.com/197947/how-to-install-python-on-windows/" text:style-name="ListLabel_20_10" text:visited-style-name="ListLabel_20_10"><text:span text:style-name="T6">https://www.howtogeek.com/197947/how-to-install-python-on-windows/</text:span></text:a></text:p>
      <text:p text:style-name="Standard"><text:a xlink:type="simple" xlink:href="https://www.howtogeek.com/197947/how-to-install-python-on-windows/" text:style-name="ListLabel_20_10" text:visited-style-name="ListLabel_20_10"><text:span text:style-name="T5"/></text:a></text:p>
      <text:p text:style-name="P2"/>
      <text:p text:style-name="P2"/>
      <text:p text:style-name="P3">Install python on ubuntu system</text:p>
      <text:p text:style-name="Standard"><text:a xlink:type="simple" xlink:href="https://linoxide.com/linux-how-to/install-python-ubuntu/" text:style-name="ListLabel_20_10" text:visited-style-name="ListLabel_20_10"><text:span text:style-name="T6">https://linoxide.com/linux-how-to/install-python-ubuntu/</text:span></text:a></text:p>
      <text:p text:style-name="Standard"/>
      <text:p text:style-name="Standard"/>
      <text:p text:style-name="Standard"><text:a xlink:type="simple" xlink:href="https://linoxide.com/linux-how-to/install-python-ubuntu/" text:style-name="ListLabel_20_11" text:visited-style-name="ListLabel_20_11"/></text:p>
      <text:p text:style-name="Standard"><text:a xlink:type="simple" xlink:href="https://linoxide.com/linux-how-to/install-python-ubuntu/" text:style-name="ListLabel_20_11" text:visited-style-name="ListLabel_20_11"/></text:p>
      <text:p text:style-name="P4">Python Tutorials</text:p>
      <text:p text:style-name="Standard"><text:a xlink:type="simple" xlink:href="https://www.w3schools.com/python/python_intro.asp" text:style-name="ListLabel_20_10" text:visited-style-name="ListLabel_20_10"><text:span text:style-name="T6">https://www.w3schools.com/python/python_intro.asp</text:span></text:a></text:p>
      <text:p text:style-name="P4"/>
      <text:p text:style-name="Standard"/>
      <text:p text:style-name="P4"/>
      <text:p text:style-name="P4"/>
      <text:p text:style-name="P4"/>
      <text:p text:style-name="P4"/>
      <text:p text:style-name="P4"/>
      <text:p text:style-name="P4"><text:soft-page-break/>Creating Variables</text:p>
      <text:p text:style-name="Standard">Unlike other programming languages, Python has no command for declaring a variable.</text:p>
      <text:p text:style-name="Standard">A variable is created the moment you first assign a value to it.</text:p>
      <text:p text:style-name="Standard"/>
      <text:p text:style-name="Standard">Example</text:p>
      <text:p text:style-name="Standard">x = 5</text:p>
      <text:p text:style-name="Standard">print(x)</text:p>
      <text:p text:style-name="Standard">Output: 5</text:p>
      <text:p text:style-name="Standard"/>
      <text:p text:style-name="Standard">y = "John"</text:p>
      <text:p text:style-name="Standard">print(y)</text:p>
      <text:p text:style-name="Standard">Output:”John”</text:p>
      <text:p text:style-name="Standard"/>
      <text:p text:style-name="P35"><text:bookmark text:name="_y5y5lwj07pzg"/>Python Strings</text:p>
      <text:p text:style-name="P5">Strings in python are surrounded by either single quotation marks, or double quotation marks.</text:p>
      <text:p text:style-name="P5"/>
      <text:p text:style-name="P5">Strings can be output to screen using the print function.</text:p>
      <text:p text:style-name="P5">For example: <text:s/>print("hello").</text:p>
      <text:p text:style-name="P5">Output:”hello”</text:p>
      <text:p text:style-name="P5"/>
      <text:p text:style-name="P5">Square brackets can be used to access elements of the string.</text:p>
      <text:p text:style-name="P5">Example: Get the character at position 1 (remember that the first character has the position 0):</text:p>
      <text:p text:style-name="P5">a = "Hello, World!"</text:p>
      <text:p text:style-name="P5">print(a[1])</text:p>
      <text:p text:style-name="P5">Output:”e”</text:p>
      <text:p text:style-name="P5"/>
      <text:p text:style-name="P5"><text:span text:style-name="T1">Substring(Slicing string) </text:span>-<text:span text:style-name="T1"> </text:span><text:s/>Get the characters from position 2 to position 5 (not included):</text:p>
      <text:p text:style-name="P5">Example</text:p>
      <text:p text:style-name="P5">b = "Hello, World!"</text:p>
      <text:p text:style-name="P5">print(b[2:5])</text:p>
      <text:p text:style-name="P5">Output:”llo”</text:p>
      <text:p text:style-name="P5"/>
      <text:p text:style-name="P5">The <text:span text:style-name="T1">len()</text:span> method returns the length of a string:</text:p>
      <text:p text:style-name="P5">Example</text:p>
      <text:p text:style-name="P5">a = "Hello, World!"</text:p>
      <text:p text:style-name="P5">print(len(a))</text:p>
      <text:p text:style-name="P5">Output:13</text:p>
      <text:p text:style-name="P5"/>
      <text:p text:style-name="P5">The <text:span text:style-name="T1">split()</text:span> method splits the string into substrings if it finds instances of the separator:</text:p>
      <text:p text:style-name="P5">Example</text:p>
      <text:p text:style-name="P5">a = "Hello, World!"</text:p>
      <text:p text:style-name="P5">print(a.split(","))</text:p>
      <text:p text:style-name="P5">Output:['Hello', ' World!']</text:p>
      <text:p text:style-name="P7"><text:soft-page-break/>The<text:span text:style-name="T1"> strip()</text:span> method removes any whitespace from the beginning or the end:</text:p>
      <text:p text:style-name="P7">Example</text:p>
      <text:p text:style-name="P7">a = " <text:s text:c="3"/>Hello, World! <text:s text:c="5"/>"</text:p>
      <text:p text:style-name="P7">print(a.strip())<text:line-break/>Output:"Hello, World!"</text:p>
      <text:p text:style-name="Standard"/>
      <text:p text:style-name="P7">The <text:span text:style-name="T1">replace()</text:span> method replaces a string with another string:</text:p>
      <text:p text:style-name="P7">Example</text:p>
      <text:p text:style-name="P7">a = "Hello, World!"</text:p>
      <text:p text:style-name="P7">print(a.replace("H", "J"))</text:p>
      <text:p text:style-name="Standard">Output:”Jello, World!”</text:p>
      <text:p text:style-name="Standard"/>
      <text:p text:style-name="Standard">Example:</text:p>
      <text:p text:style-name="P5">a = "Hello, World!”</text:p>
      <text:p text:style-name="P5">a.replace(",","")</text:p>
      <text:p text:style-name="P5">Output:”Hello World!”</text:p>
      <text:p text:style-name="P4"/>
      <text:p text:style-name="P4"/>
      <text:p text:style-name="P4"/>
      <text:p text:style-name="P4">Data Types in Python</text:p>
      <text:p text:style-name="Standard"/>
      <text:p text:style-name="Standard">There are 4 types of data types in python namely Lists, Dictionaries, Tuples &amp; Sets.</text:p>
      <text:p text:style-name="Standard"/>
      <text:p text:style-name="Standard"/>
      <text:list xml:id="list3284286997" text:style-name="WWNum1">
        <text:list-item>
          <text:p text:style-name="P19"><text:span text:style-name="T1">Lists - </text:span><text:span text:style-name="T7">List is a collection which is ordered and changeable. Allows duplicate members.</text:span></text:p>
        </text:list-item>
        <text:list-item>
          <text:p text:style-name="P19"><text:span text:style-name="T1">Dictionaries - </text:span><text:span text:style-name="T7">Dictionary is a collection which is unordered, changeable and indexed. No duplicate members.</text:span></text:p>
        </text:list-item>
        <text:list-item>
          <text:p text:style-name="P19"><text:span text:style-name="T1">Tuples - </text:span><text:span text:style-name="T7">Tuple is a collection which is ordered and unchangeable. Allows duplicate members.</text:span></text:p>
        </text:list-item>
        <text:list-item>
          <text:p text:style-name="P19"><text:span text:style-name="T1">Sets - </text:span><text:span text:style-name="T7">Set is a collection which is unordered and unindexed. No duplicate members.</text:span></text:p>
        </text:list-item>
      </text:list>
      <text:p text:style-name="P10"/>
      <text:p text:style-name="P10"/>
      <text:p text:style-name="P10"/>
      <text:p text:style-name="P36"><text:bookmark text:name="_3ui1szpot3h7"/>List</text:p>
      <text:p text:style-name="P6">A list is a collection which is ordered and changeable. In Python lists are written with square brackets. List is a mutable data type. I.e. value of the list can be altered or modified.</text:p>
      <text:p text:style-name="P5"><text:span text:style-name="T7"><text:line-break/></text:span><text:span text:style-name="T10">Example</text:span><text:span text:style-name="T7"><text:line-break/>thislist = ["apple", "banana", "cherry"]<text:line-break/>print(thislist)</text:span></text:p>
      <text:p text:style-name="P6">Output:['apple', 'banana', 'cherry']</text:p>
      <text:p text:style-name="P6"/>
      <text:p text:style-name="P9"><text:soft-page-break/>Access Items of the list</text:p>
      <text:p text:style-name="P8">You access the list items by referring to the index number:</text:p>
      <text:p text:style-name="P25">Example</text:p>
      <text:p text:style-name="P8">Print the second item of the list:</text:p>
      <text:p text:style-name="P8">thislist = ["apple", "banana", "cherry"]</text:p>
      <text:p text:style-name="P8">print(thislist[1])</text:p>
      <text:p text:style-name="P8">Output:banana</text:p>
      <text:p text:style-name="P8"/>
      <text:p text:style-name="P9">Change Item Value</text:p>
      <text:p text:style-name="P8">To change the value of a specific item, refer to the index number:</text:p>
      <text:p text:style-name="P25">Example</text:p>
      <text:p text:style-name="P8">Change the second item:</text:p>
      <text:p text:style-name="P8">thislist = ["apple", "banana", "cherry"]</text:p>
      <text:p text:style-name="P8">thislist[1] = "blackcurrant"</text:p>
      <text:p text:style-name="P8">print(thislist)</text:p>
      <text:p text:style-name="Standard">Output:['apple', 'blackcurrant', 'cherry']</text:p>
      <text:p text:style-name="Standard"/>
      <text:p text:style-name="P16">Loop Through a List</text:p>
      <text:p text:style-name="P8">You can loop through the list items by using a for loop:</text:p>
      <text:p text:style-name="P25">Example</text:p>
      <text:p text:style-name="P8">Print all items in the list, one by one:</text:p>
      <text:p text:style-name="P8">thislist = ["apple", "banana", "cherry"]</text:p>
      <text:p text:style-name="P8">for x in thislist:</text:p>
      <text:p text:style-name="P8"><text:s text:c="3"/>print(x)</text:p>
      <text:p text:style-name="P8">Output:</text:p>
      <text:p text:style-name="Standard">apple</text:p>
      <text:p text:style-name="Standard">banana</text:p>
      <text:p text:style-name="Standard">cherry</text:p>
      <text:p text:style-name="P8"/>
      <text:p text:style-name="P9">Check if Item Exists</text:p>
      <text:p text:style-name="P7"><text:span text:style-name="T7">To determine if a specified item is present in a list use the </text:span><text:span text:style-name="T8">in</text:span><text:span text:style-name="T7"> keyword:</text:span></text:p>
      <text:p text:style-name="P25">Example</text:p>
      <text:p text:style-name="P8">Check if "apple" is present in the list:</text:p>
      <text:p text:style-name="P8">thislist = ["apple", "banana", "cherry"]</text:p>
      <text:p text:style-name="P8">if "apple" in thislist:</text:p>
      <text:p text:style-name="P8"><text:s text:c="2"/>print("Yes, 'apple' is in the fruits list")</text:p>
      <text:p text:style-name="Standard">Output:Yes, 'apple' is in the fruits list</text:p>
      <text:p text:style-name="P8"/>
      <text:p text:style-name="P29"/>
      <text:p text:style-name="P29"/>
      <text:p text:style-name="P29"/>
      <text:p text:style-name="P29"/>
      <text:p text:style-name="P29"/>
      <text:p text:style-name="P9"><text:soft-page-break/>List Length</text:p>
      <text:p text:style-name="P7"><text:span text:style-name="T7">To determine how many items a list has, use the </text:span><text:span text:style-name="T8">len()</text:span><text:span text:style-name="T7"> method:</text:span></text:p>
      <text:p text:style-name="P25">Example</text:p>
      <text:p text:style-name="P8">Print the number of items in the list:</text:p>
      <text:p text:style-name="P8">thislist = ["apple", "banana", "cherry"]</text:p>
      <text:p text:style-name="P8">print(len(thislist))</text:p>
      <text:p text:style-name="P8">Output:3</text:p>
      <text:p text:style-name="P8"/>
      <text:p text:style-name="P9">Add Item <text:span text:style-name="T15">in the list</text:span></text:p>
      <text:p text:style-name="P7"><text:span text:style-name="T7">To add an item to the end of the list, use the </text:span><text:span text:style-name="T8">append()</text:span><text:span text:style-name="T7"> method:</text:span></text:p>
      <text:p text:style-name="P8"><text:span text:style-name="T9">Example</text:span></text:p>
      <text:p text:style-name="P8">thislist = ["apple", "banana", "cherry"]</text:p>
      <text:p text:style-name="P8">thislist.append("orange")</text:p>
      <text:p text:style-name="P8">print(thislist)</text:p>
      <text:p text:style-name="Standard">Output:['apple', 'banana', 'cherry', 'orange']</text:p>
      <text:p text:style-name="Standard"/>
      <text:p text:style-name="Standard"/>
      <text:p text:style-name="P13">Add item at specific index in the list</text:p>
      <text:p text:style-name="P17">To add item in list at specific index or position <text:span text:style-name="T2">insert() </text:span>method is used</text:p>
      <text:p text:style-name="P24"><text:span text:style-name="T9">Example</text:span></text:p>
      <text:p text:style-name="P24">thislist = ["apple", "banana", "cherry"]</text:p>
      <text:p text:style-name="P24">thislist.<text:span text:style-name="T16">insert(1, “pinaple</text:span>")</text:p>
      <text:p text:style-name="P24">print(thislist)</text:p>
      <text:p text:style-name="P18"><text:span text:style-name="T12">Output:['apple', ‘</text:span><text:span text:style-name="T13">pinaple</text:span><text:span text:style-name="T12">’, 'banana', 'cherry', 'orange']</text:span></text:p>
      <text:p text:style-name="P9"/>
      <text:p text:style-name="P8"/>
      <text:p text:style-name="P8"><text:span text:style-name="T1">Remove Item </text:span><text:span text:style-name="T4">from the list</text:span></text:p>
      <text:p text:style-name="P7"><text:span text:style-name="T7">The </text:span><text:span text:style-name="T8">del</text:span><text:span text:style-name="T7"> keyword removes the specified index:</text:span></text:p>
      <text:p text:style-name="P32">Example</text:p>
      <text:p text:style-name="P29">thislist = ["apple", "banana", "cherry"]</text:p>
      <text:p text:style-name="P8">del thislist[0]</text:p>
      <text:p text:style-name="P8">print(thislist)</text:p>
      <text:p text:style-name="Standard">Output:['banana', 'cherry']</text:p>
      <text:p text:style-name="Standard"/>
      <text:p text:style-name="P8"/>
      <text:p text:style-name="P26">Remove all items from the list</text:p>
      <text:p text:style-name="P27">The <text:span text:style-name="T1">del list[:]</text:span> empties the list</text:p>
      <text:p text:style-name="P33"><text:span text:style-name="T10">Example</text:span></text:p>
      <text:p text:style-name="P8">thislist = ["apple", "banana", "cherry"]</text:p>
      <text:p text:style-name="P8">del thislist [:]</text:p>
      <text:p text:style-name="P8">print(thislist)</text:p>
      <text:p text:style-name="P8">Output:[]</text:p>
      <text:p text:style-name="P8"/>
      <text:p text:style-name="P30"><text:soft-page-break/><text:span text:style-name="T3">Delete the entire list</text:span></text:p>
      <text:p text:style-name="P21"><text:span text:style-name="T11">The </text:span><text:span text:style-name="T14">del</text:span><text:span text:style-name="T11"> keyword can also delete the list completely</text:span></text:p>
      <text:p text:style-name="P28"><text:span text:style-name="T10">Example</text:span></text:p>
      <text:p text:style-name="P23">thislist = ["apple", "banana", "cherry"]</text:p>
      <text:p text:style-name="P23">del thislist</text:p>
      <text:p text:style-name="P31"><text:span text:style-name="T11">Output:&lt;type 'list'&gt;</text:span></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4-04T15:58:47.326923156</dc:date>
    <meta:editing-duration>PT2H9M20S</meta:editing-duration>
    <meta:editing-cycles>29</meta:editing-cycles>
    <meta:document-statistic meta:table-count="0" meta:image-count="0" meta:object-count="0" meta:page-count="6" meta:paragraph-count="148" meta:word-count="816" meta:character-count="5452" meta:non-whitespace-character-count="4769"/>
  </office:meta>
</office:document-meta>
</file>